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>
      <style:paragraph-properties fo:margin-left="2.78cm" fo:margin-right="2.782cm" fo:margin-top="0.106cm" fo:margin-bottom="0cm" loext:contextual-spacing="false" fo:text-align="center" style:justify-single-word="false" fo:text-indent="0cm" style:auto-text-indent="false"/>
      <style:text-properties officeooo:rsid="0007c6b1" officeooo:paragraph-rsid="0007c6b1"/>
    </style:style>
    <style:style style:name="P2" style:family="paragraph" style:parent-style-name="Standard">
      <style:paragraph-properties fo:margin-left="0.233cm" fo:margin-right="0cm" fo:margin-top="0cm" fo:margin-bottom="0cm" loext:contextual-spacing="false" fo:line-height="0.494cm" fo:text-align="start" style:justify-single-word="false" fo:text-indent="0cm" style:auto-text-indent="false"/>
      <style:text-properties officeooo:rsid="0008bd2a" officeooo:paragraph-rsid="0008bd2a"/>
    </style:style>
    <style:style style:name="P3" style:family="paragraph" style:parent-style-name="Standard">
      <style:paragraph-properties fo:margin-left="0.233cm" fo:margin-right="0cm" fo:margin-top="0cm" fo:margin-bottom="0cm" loext:contextual-spacing="false" fo:line-height="0.494cm" fo:text-align="start" style:justify-single-word="false" fo:text-indent="0cm" style:auto-text-indent="false"/>
      <style:text-properties officeooo:rsid="0009fbaa" officeooo:paragraph-rsid="0009fbaa"/>
    </style:style>
    <style:style style:name="P4" style:family="paragraph" style:parent-style-name="Title" style:master-page-name="Standard">
      <style:paragraph-properties style:page-number="auto"/>
    </style:style>
    <style:style style:name="P5" style:family="paragraph" style:parent-style-name="Heading_20_2">
      <style:paragraph-properties fo:margin-left="0.233cm" fo:margin-right="10.109cm" fo:margin-top="0.178cm" fo:margin-bottom="0cm" loext:contextual-spacing="false" fo:text-indent="0cm" style:auto-text-indent="false"/>
    </style:style>
    <style:style style:name="P6" style:family="paragraph" style:parent-style-name="Heading_20_2">
      <style:paragraph-properties fo:margin-left="0.233cm" fo:margin-right="10.109cm" fo:margin-top="0.178cm" fo:margin-bottom="0cm" loext:contextual-spacing="false" fo:text-indent="0cm" style:auto-text-indent="false"/>
      <style:text-properties officeooo:paragraph-rsid="00051394"/>
    </style:style>
    <style:style style:name="P7" style:family="paragraph" style:parent-style-name="Heading_20_2">
      <style:paragraph-properties fo:margin-left="0.233cm" fo:margin-right="8.565cm" fo:text-indent="0cm" style:auto-text-indent="false"/>
    </style:style>
    <style:style style:name="P8" style:family="paragraph" style:parent-style-name="Heading_20_2">
      <style:paragraph-properties fo:margin-top="0.178cm" fo:margin-bottom="0cm" loext:contextual-spacing="false"/>
      <style:text-properties officeooo:rsid="0009fbaa" officeooo:paragraph-rsid="0009fbaa"/>
    </style:style>
    <style:style style:name="P9" style:family="paragraph" style:parent-style-name="Heading_20_1">
      <style:paragraph-properties fo:margin-top="0.002cm" fo:margin-bottom="0cm" loext:contextual-spacing="false"/>
    </style:style>
    <style:style style:name="P10" style:family="paragraph" style:parent-style-name="List_20_Paragraph" style:list-style-name="WWNum1">
      <style:paragraph-properties fo:margin-left="1.503cm" fo:margin-right="1.36cm" fo:margin-top="0cm" fo:margin-bottom="0cm" loext:contextual-spacing="false" fo:line-height="90%" fo:text-align="start" style:justify-single-word="false" fo:text-indent="-0.635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11" style:family="paragraph" style:parent-style-name="List_20_Paragraph" style:list-style-name="WWNum1">
      <style:paragraph-properties fo:margin-left="1.503cm" fo:margin-right="1.36cm" fo:margin-top="0cm" fo:margin-bottom="0cm" loext:contextual-spacing="false" fo:line-height="90%" fo:text-align="start" style:justify-single-word="false" fo:text-indent="-0.635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51394"/>
    </style:style>
    <style:style style:name="P12" style:family="paragraph" style:parent-style-name="List_20_Paragraph" style:list-style-name="WWNum1">
      <style:paragraph-properties fo:margin-left="1.503cm" fo:margin-right="0cm" fo:margin-top="0.004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13" style:family="paragraph" style:parent-style-name="List_20_Paragraph" style:list-style-name="WWNum1">
      <style:paragraph-properties fo:margin-left="1.503cm" fo:margin-right="0cm" fo:margin-top="0.004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51394"/>
    </style:style>
    <style:style style:name="P14" style:family="paragraph" style:parent-style-name="List_20_Paragraph" style:list-style-name="WWNum1">
      <style:paragraph-properties fo:margin-left="1.503cm" fo:margin-right="0cm" fo:margin-top="0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15" style:family="paragraph" style:parent-style-name="List_20_Paragraph" style:list-style-name="WWNum1">
      <style:paragraph-properties fo:margin-left="1.503cm" fo:margin-right="0cm" fo:margin-top="0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51394"/>
    </style:style>
    <style:style style:name="P16" style:family="paragraph" style:parent-style-name="List_20_Paragraph" style:list-style-name="WWNum1">
      <style:paragraph-properties fo:margin-left="1.503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17" style:family="paragraph" style:parent-style-name="List_20_Paragraph" style:list-style-name="WWNum1">
      <style:paragraph-properties fo:margin-left="1.503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51394"/>
    </style:style>
    <style:style style:name="P18" style:family="paragraph" style:parent-style-name="List_20_Paragraph" style:list-style-name="WWNum1">
      <style:paragraph-properties fo:margin-left="1.503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9fbaa"/>
    </style:style>
    <style:style style:name="P19" style:family="paragraph" style:parent-style-name="List_20_Paragraph" style:list-style-name="WWNum1">
      <style:paragraph-properties fo:margin-left="1.503cm" fo:margin-right="0cm" fo:margin-top="0cm" fo:margin-bottom="0cm" loext:contextual-spacing="false" fo:line-height="0.437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9fbaa"/>
    </style:style>
    <style:style style:name="P20" style:family="paragraph" style:parent-style-name="List_20_Paragraph" style:list-style-name="WWNum1">
      <style:paragraph-properties fo:margin-left="1.503cm" fo:margin-right="0cm" fo:margin-top="0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rsid="00051394" officeooo:paragraph-rsid="00051394"/>
    </style:style>
    <style:style style:name="P21" style:family="paragraph" style:parent-style-name="List_20_Paragraph" style:list-style-name="WWNum1">
      <style:paragraph-properties fo:margin-left="1.503cm" fo:margin-right="0cm" fo:margin-top="0cm" fo:margin-bottom="0cm" loext:contextual-spacing="false" fo:line-height="0.437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rsid="0009fbaa" officeooo:paragraph-rsid="0009fbaa"/>
    </style:style>
    <style:style style:name="P22" style:family="paragraph" style:parent-style-name="List_20_Paragraph" style:list-style-name="WWNum1">
      <style:paragraph-properties fo:margin-left="1.503cm" fo:margin-right="0cm" fo:margin-top="0cm" fo:margin-bottom="0cm" loext:contextual-spacing="false" fo:line-height="100%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rsid="0009fbaa" officeooo:paragraph-rsid="0009fbaa"/>
    </style:style>
    <style:style style:name="P23" style:family="paragraph" style:parent-style-name="List_20_Paragraph" style:list-style-name="WWNum1">
      <style:paragraph-properties fo:margin-left="1.503cm" fo:margin-right="0cm" fo:margin-top="0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rsid="0009fbaa" officeooo:paragraph-rsid="0009fbaa"/>
    </style:style>
    <style:style style:name="P24" style:family="paragraph" style:parent-style-name="List_20_Paragraph" style:list-style-name="WWNum1">
      <style:paragraph-properties fo:margin-left="1.503cm" fo:margin-right="0cm" fo:margin-top="0.002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25" style:family="paragraph" style:parent-style-name="List_20_Paragraph" style:list-style-name="WWNum1">
      <style:paragraph-properties fo:margin-left="1.503cm" fo:margin-right="0cm" fo:margin-top="0.002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51394"/>
    </style:style>
    <style:style style:name="P26" style:family="paragraph" style:parent-style-name="List_20_Paragraph" style:list-style-name="WWNum1">
      <style:paragraph-properties fo:margin-left="1.503cm" fo:margin-right="0cm" fo:margin-top="0.002cm" fo:margin-bottom="0cm" loext:contextual-spacing="false" fo:line-height="0.474cm" fo:text-align="start" style:justify-single-word="false" fo:text-indent="-0.637cm" style:auto-text-indent="false">
        <style:tab-stops>
          <style:tab-stop style:position="1.503cm"/>
          <style:tab-stop style:position="1.505cm"/>
        </style:tab-stops>
      </style:paragraph-properties>
      <style:text-properties officeooo:rsid="00051394" officeooo:paragraph-rsid="00051394"/>
    </style:style>
    <style:style style:name="P27" style:family="paragraph" style:parent-style-name="List_20_Paragraph" style:list-style-name="WWNum1">
      <style:paragraph-properties fo:margin-left="1.503cm" fo:margin-right="0.487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28" style:family="paragraph" style:parent-style-name="List_20_Paragraph" style:list-style-name="WWNum1">
      <style:paragraph-properties fo:margin-left="1.503cm" fo:margin-right="0.487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51394"/>
    </style:style>
    <style:style style:name="P29" style:family="paragraph" style:parent-style-name="List_20_Paragraph" style:list-style-name="WWNum1">
      <style:paragraph-properties fo:margin-left="1.503cm" fo:margin-right="0.64cm" fo:margin-top="0.002cm" fo:margin-bottom="0cm" loext:contextual-spacing="false" fo:line-height="100%" fo:text-align="start" style:justify-single-word="false" fo:text-indent="-0.635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30" style:family="paragraph" style:parent-style-name="List_20_Paragraph" style:list-style-name="WWNum1">
      <style:paragraph-properties fo:margin-left="1.503cm" fo:margin-right="1.351cm" fo:margin-top="0cm" fo:margin-bottom="0cm" loext:contextual-spacing="false" fo:line-height="100%" fo:text-align="start" style:justify-single-word="false" fo:text-indent="-0.635cm" style:auto-text-indent="false">
        <style:tab-stops>
          <style:tab-stop style:position="1.503cm"/>
          <style:tab-stop style:position="1.505cm"/>
        </style:tab-stops>
      </style:paragraph-properties>
    </style:style>
    <style:style style:name="P31" style:family="paragraph" style:parent-style-name="List_20_Paragraph" style:list-style-name="WWNum2">
      <style:paragraph-properties fo:margin-left="0.614cm" fo:margin-right="0cm" fo:margin-top="0.182cm" fo:margin-bottom="0cm" loext:contextual-spacing="false" fo:line-height="100%" fo:text-align="start" style:justify-single-word="false" fo:text-indent="-0.383cm" style:auto-text-indent="false">
        <style:tab-stops>
          <style:tab-stop style:position="0.616cm"/>
        </style:tab-stops>
      </style:paragraph-properties>
    </style:style>
    <style:style style:name="P32" style:family="paragraph" style:parent-style-name="List_20_Paragraph" style:list-style-name="WWNum2">
      <style:paragraph-properties fo:margin-left="0.614cm" fo:margin-right="0cm" fo:margin-top="0.182cm" fo:margin-bottom="0cm" loext:contextual-spacing="false" fo:line-height="100%" fo:text-align="start" style:justify-single-word="false" fo:text-indent="-0.383cm" style:auto-text-indent="false">
        <style:tab-stops>
          <style:tab-stop style:position="0.616cm"/>
        </style:tab-stops>
      </style:paragraph-properties>
      <style:text-properties officeooo:rsid="0009fbaa" officeooo:paragraph-rsid="0009fbaa"/>
    </style:style>
    <style:style style:name="P33" style:family="paragraph" style:parent-style-name="List_20_Paragraph" style:list-style-name="WWNum2">
      <style:paragraph-properties fo:margin-left="0.614cm" fo:margin-right="0cm" fo:margin-top="0.143cm" fo:margin-bottom="0cm" loext:contextual-spacing="false" fo:line-height="100%" fo:text-align="start" style:justify-single-word="false" fo:text-indent="-0.383cm" style:auto-text-indent="false">
        <style:tab-stops>
          <style:tab-stop style:position="0.616cm"/>
        </style:tab-stops>
      </style:paragraph-properties>
    </style:style>
    <style:style style:name="P34" style:family="paragraph" style:parent-style-name="List_20_Paragraph" style:list-style-name="WWNum1">
      <style:paragraph-properties fo:margin-left="0.866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503cm"/>
          <style:tab-stop style:position="1.505cm"/>
        </style:tab-stops>
      </style:paragraph-properties>
      <style:text-properties officeooo:paragraph-rsid="0009fbaa"/>
    </style:style>
    <style:style style:name="P35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4.5pt" style:font-size-asian="4.5pt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size="16pt" style:font-size-asian="16pt"/>
    </style:style>
    <style:style style:name="P37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20pt" style:font-size-asian="20pt"/>
    </style:style>
    <style:style style:name="P38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3.5pt" style:font-size-asian="13.5pt"/>
    </style:style>
    <style:style style:name="P39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9.5pt" style:font-size-asian="9.5pt"/>
    </style:style>
    <style:style style:name="P40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9.5pt" officeooo:paragraph-rsid="00051394" style:font-size-asian="9.5pt"/>
    </style:style>
    <style:style style:name="P41" style:family="paragraph" style:parent-style-name="Text_20_body">
      <style:paragraph-properties fo:margin-left="0cm" fo:margin-right="0cm" fo:margin-top="0.009cm" fo:margin-bottom="0cm" loext:contextual-spacing="false" fo:text-indent="0cm" style:auto-text-indent="false"/>
      <style:text-properties fo:font-size="11.5pt" style:font-size-asian="11.5pt"/>
    </style:style>
    <style:style style:name="P42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3pt" style:font-size-asian="13pt"/>
    </style:style>
    <style:style style:name="P43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13pt" style:font-size-asian="13pt"/>
    </style:style>
    <style:style style:name="P44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fo:font-size="14pt" style:font-size-asian="14pt"/>
    </style:style>
    <style:style style:name="P45" style:family="paragraph" style:parent-style-name="Text_20_body">
      <style:paragraph-properties fo:margin-left="4.733cm" fo:margin-right="0cm" fo:margin-top="0.178cm" fo:margin-bottom="0cm" loext:contextual-spacing="false" fo:line-height="0.43cm" fo:text-indent="0cm" style:auto-text-indent="false" fo:break-before="column"/>
    </style:style>
    <style:style style:name="P46" style:family="paragraph" style:parent-style-name="Text_20_body">
      <style:paragraph-properties fo:margin-left="4.558cm" fo:margin-right="0.219cm" fo:margin-top="0.012cm" fo:margin-bottom="0cm" loext:contextual-spacing="false" fo:line-height="90%" fo:text-align="end" style:justify-single-word="false" fo:text-indent="1.279cm" style:auto-text-indent="false"/>
    </style:style>
    <style:style style:name="P47" style:family="paragraph" style:parent-style-name="Text_20_body">
      <style:paragraph-properties fo:margin-left="0.233cm" fo:margin-right="0.222cm" fo:margin-top="0.005cm" fo:margin-bottom="0cm" loext:contextual-spacing="false" fo:line-height="88%" fo:text-align="end" style:justify-single-word="false" fo:text-indent="2.193cm" style:auto-text-indent="false"/>
    </style:style>
    <style:style style:name="P48" style:family="paragraph" style:parent-style-name="Text_20_body">
      <style:paragraph-properties fo:margin-left="0.233cm" fo:margin-right="0.494cm" fo:margin-top="0.18cm" fo:margin-bottom="0cm" loext:contextual-spacing="false" fo:line-height="90%" fo:text-indent="0cm" style:auto-text-indent="false"/>
      <style:text-properties officeooo:rsid="0007c6b1" officeooo:paragraph-rsid="0007c6b1"/>
    </style:style>
    <style:style style:name="P49" style:family="paragraph" style:parent-style-name="Text_20_body">
      <style:paragraph-properties fo:margin-left="0.233cm" fo:margin-right="0.494cm" fo:margin-top="0.18cm" fo:margin-bottom="0cm" loext:contextual-spacing="false" fo:line-height="90%" fo:text-indent="0cm" style:auto-text-indent="false"/>
      <style:text-properties officeooo:rsid="000b5bfe" officeooo:paragraph-rsid="000b5bfe"/>
    </style:style>
    <style:style style:name="P50" style:family="paragraph" style:parent-style-name="Text_20_body">
      <style:paragraph-properties fo:margin-left="0.233cm" fo:margin-right="0cm" fo:margin-top="0.039cm" fo:margin-bottom="0cm" loext:contextual-spacing="false" fo:text-indent="0cm" style:auto-text-indent="false"/>
    </style:style>
    <style:style style:name="P51" style:family="paragraph" style:parent-style-name="Text_20_body">
      <style:paragraph-properties fo:margin-left="0.233cm" fo:margin-right="0cm" fo:margin-top="0.039cm" fo:margin-bottom="0cm" loext:contextual-spacing="false" fo:text-indent="0cm" style:auto-text-indent="false"/>
      <style:text-properties officeooo:paragraph-rsid="00051394"/>
    </style:style>
    <style:style style:name="P52" style:family="paragraph" style:parent-style-name="Text_20_body">
      <style:paragraph-properties fo:margin-left="0.233cm" fo:margin-right="0cm" fo:margin-top="0.037cm" fo:margin-bottom="0cm" loext:contextual-spacing="false" fo:text-indent="0cm" style:auto-text-indent="false"/>
    </style:style>
    <style:style style:name="P53" style:family="paragraph" style:parent-style-name="Text_20_body">
      <style:paragraph-properties fo:margin-left="0.233cm" fo:margin-right="0.222cm" fo:margin-top="0.005cm" fo:margin-bottom="0cm" loext:contextual-spacing="false" fo:line-height="88%" fo:text-align="end" style:justify-single-word="false" fo:text-indent="0cm" style:auto-text-indent="false"/>
      <style:text-properties officeooo:rsid="0007c6b1" officeooo:paragraph-rsid="0007c6b1"/>
    </style:style>
    <style:style style:name="P54" style:family="paragraph">
      <loext:graphic-properties draw:fill="solid" draw:fill-color="#93b6d2"/>
      <style:paragraph-properties fo:text-align="center"/>
    </style:style>
    <style:style style:name="T1" style:family="text">
      <style:text-properties fo:color="#5389b7"/>
    </style:style>
    <style:style style:name="T2" style:family="text">
      <style:text-properties fo:color="#5389b7" fo:letter-spacing="-0.018cm" officeooo:rsid="0007c6b1"/>
    </style:style>
    <style:style style:name="T3" style:family="text">
      <style:text-properties fo:color="#5389b7" fo:letter-spacing="-0.009cm"/>
    </style:style>
    <style:style style:name="T4" style:family="text">
      <style:text-properties fo:color="#5389b7" fo:letter-spacing="-0.002cm" style:text-underline-style="solid" style:text-underline-width="auto" style:text-underline-color="#5389b7"/>
    </style:style>
    <style:style style:name="T5" style:family="text">
      <style:text-properties fo:color="#5389b7" fo:letter-spacing="-0.002cm" style:text-underline-style="solid" style:text-underline-width="auto" style:text-underline-color="#5389b7" officeooo:rsid="0007c6b1"/>
    </style:style>
    <style:style style:name="T6" style:family="text">
      <style:text-properties fo:color="#5389b7" fo:letter-spacing="-0.002cm"/>
    </style:style>
    <style:style style:name="T7" style:family="text">
      <style:text-properties fo:color="#5389b7" fo:letter-spacing="-0.011cm"/>
    </style:style>
    <style:style style:name="T8" style:family="text">
      <style:text-properties fo:color="#5389b7" fo:letter-spacing="-0.007cm"/>
    </style:style>
    <style:style style:name="T9" style:family="text">
      <style:text-properties fo:color="#5389b7" fo:letter-spacing="-0.005cm"/>
    </style:style>
    <style:style style:name="T10" style:family="text">
      <style:text-properties fo:font-size="16pt" style:font-size-asian="16pt"/>
    </style:style>
    <style:style style:name="T11" style:family="text">
      <style:text-properties fo:letter-spacing="-0.005cm"/>
    </style:style>
    <style:style style:name="T12" style:family="text">
      <style:text-properties fo:letter-spacing="-0.007cm"/>
    </style:style>
    <style:style style:name="T13" style:family="text">
      <style:text-properties fo:letter-spacing="-0.007cm" officeooo:rsid="0009fbaa"/>
    </style:style>
    <style:style style:name="T14" style:family="text">
      <style:text-properties fo:letter-spacing="-0.081cm"/>
    </style:style>
    <style:style style:name="T15" style:family="text">
      <style:text-properties fo:letter-spacing="-0.004cm"/>
    </style:style>
    <style:style style:name="T16" style:family="text">
      <style:text-properties fo:letter-spacing="-0.002cm"/>
    </style:style>
    <style:style style:name="T17" style:family="text">
      <style:text-properties fo:letter-spacing="-0.002cm" officeooo:rsid="0007c6b1"/>
    </style:style>
    <style:style style:name="T18" style:family="text">
      <style:text-properties fo:letter-spacing="-0.002cm" officeooo:rsid="0009fbaa"/>
    </style:style>
    <style:style style:name="T19" style:family="text">
      <style:text-properties fo:letter-spacing="-0.009cm"/>
    </style:style>
    <style:style style:name="T20" style:family="text">
      <style:text-properties fo:letter-spacing="-0.088cm"/>
    </style:style>
    <style:style style:name="T21" style:family="text">
      <style:text-properties fo:letter-spacing="-0.088cm" officeooo:rsid="0008bd2a"/>
    </style:style>
    <style:style style:name="T22" style:family="text">
      <style:text-properties fo:letter-spacing="-0.088cm" officeooo:rsid="0009fbaa"/>
    </style:style>
    <style:style style:name="T23" style:family="text">
      <style:text-properties fo:font-size="12pt" fo:font-weight="bold" style:font-size-asian="12pt" style:font-weight-asian="bold"/>
    </style:style>
    <style:style style:name="T24" style:family="text">
      <style:text-properties fo:letter-spacing="-0.012cm"/>
    </style:style>
    <style:style style:name="T25" style:family="text">
      <style:text-properties fo:letter-spacing="-0.012cm" officeooo:rsid="00051394"/>
    </style:style>
    <style:style style:name="T26" style:family="text">
      <style:text-properties fo:letter-spacing="-0.012cm" officeooo:rsid="0008bd2a"/>
    </style:style>
    <style:style style:name="T27" style:family="text">
      <style:text-properties fo:letter-spacing="-0.011cm"/>
    </style:style>
    <style:style style:name="T28" style:family="text">
      <style:text-properties fo:font-size="11pt" style:font-size-asian="11pt"/>
    </style:style>
    <style:style style:name="T29" style:family="text">
      <style:text-properties fo:font-size="11pt" officeooo:rsid="0005ea55" style:font-size-asian="11pt"/>
    </style:style>
    <style:style style:name="T30" style:family="text">
      <style:text-properties fo:font-size="11pt" officeooo:rsid="0008bd2a" style:font-size-asian="11pt"/>
    </style:style>
    <style:style style:name="T31" style:family="text">
      <style:text-properties fo:font-size="11pt" officeooo:rsid="0009fbaa" style:font-size-asian="11pt"/>
    </style:style>
    <style:style style:name="T32" style:family="text">
      <style:text-properties fo:font-size="11pt" fo:letter-spacing="-0.002cm" style:font-size-asian="11pt"/>
    </style:style>
    <style:style style:name="T33" style:family="text">
      <style:text-properties fo:font-size="11pt" fo:letter-spacing="-0.005cm" style:font-size-asian="11pt"/>
    </style:style>
    <style:style style:name="T34" style:family="text">
      <style:text-properties fo:font-size="11pt" fo:letter-spacing="-0.004cm" style:font-size-asian="11pt"/>
    </style:style>
    <style:style style:name="T35" style:family="text">
      <style:text-properties officeooo:rsid="00051394"/>
    </style:style>
    <style:style style:name="T36" style:family="text">
      <style:text-properties officeooo:rsid="0007c6b1"/>
    </style:style>
    <style:style style:name="T37" style:family="text">
      <style:text-properties officeooo:rsid="0008bd2a"/>
    </style:style>
    <style:style style:name="T38" style:family="text">
      <style:text-properties officeooo:rsid="0009fbaa"/>
    </style:style>
    <style:style style:name="T39" style:family="text">
      <style:text-properties officeooo:rsid="000b5bf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26211*" fo:start-indent="0cm" fo:end-indent="1.983cm"/>
          <style:column style:rel-width="39324*" fo:start-indent="1.983cm" fo:end-indent="0cm"/>
        </style:columns>
      </style:section-properties>
    </style:style>
    <style:style style:name="gr1" style:family="graphic">
      <style:graphic-properties draw:stroke="none" svg:stroke-width="0cm" draw:fill="solid" draw:fill-color="#93b6d2" draw:textarea-horizontal-align="center" draw:textarea-vertical-align="top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4"><draw:rect text:anchor-type="char" draw:z-index="0" draw:style-name="gr1" draw:text-style-name="P54" svg:width="17.043cm" svg:height="0.052cm" svg:x="1.981cm" svg:y="1.423cm"><text:p/></draw:rect><text:span text:style-name="T2">Mayki Pereira Da Silva</text:span></text:p>
        <text:p text:style-name="P1"><text:span text:style-name="T10">Analista de Sistemas</text:span></text:p>
        <text:p text:style-name="P35"/>
      </text:section>
      <text:section text:style-name="Sect2" text:name="Seção1">
        <text:p text:style-name="P36"/>
        <text:p text:style-name="P36"/>
        <text:p text:style-name="P36"/>
        <text:p text:style-name="P37"/>
        <text:h text:style-name="P9" text:outline-level="2"><text:span text:style-name="T1">Resumo</text:span><text:span text:style-name="T3"> </text:span><text:span text:style-name="T1">Profissional</text:span></text:h>
        <text:p text:style-name="P45">Bairro:<text:span text:style-name="T11"> </text:span>Jardim<text:span text:style-name="T12"> </text:span>Indaiá</text:p>
        <text:p text:style-name="P46">São Paulo – SP<text:span text:style-name="T14"> </text:span>Tel.:<text:span text:style-name="T15"> </text:span>(11)<text:span text:style-name="T16"> </text:span>9<text:span text:style-name="T36">4908</text:span>-<text:span text:style-name="T36">0595</text:span></text:p>
        <text:p text:style-name="P47"><text:span text:style-name="T16">E-mail: </text:span><text:a xlink:type="simple" xlink:href="mailto:paulomayki@yahoo.com.br" text:style-name="ListLabel_20_19" text:visited-style-name="ListLabel_20_19"><text:span text:style-name="T17">m</text:span></text:a><text:span text:style-name="T17">ayki.silva@hotmail.com</text:span><text:span text:style-name="T14"> </text:span><text:a xlink:type="simple" xlink:href="http://www.linkedin.com/in/maykipereiradasilva/" text:style-name="Internet_20_link" text:visited-style-name="Visited_20_Internet_20_Link"><text:span text:style-name="T4">www.linkedin.com/in/</text:span></text:a><text:a xlink:type="simple" xlink:href="http://www.linkedin.com/in/maykipereiradasilva/" text:style-name="Internet_20_link" text:visited-style-name="Visited_20_Internet_20_Link"><text:span text:style-name="T5">maykipereiradasilva/</text:span></text:a></text:p>
        <text:p text:style-name="P53"><text:span text:style-name="T5">h</text:span><text:span text:style-name="T4">ttps://portfolio-upsite.netlify.app/</text:span></text:p>
      </text:section>
      <text:section text:style-name="Sect1" text:name="Seção2">
        <text:p text:style-name="P48">Graduando em Análise e Desenvolvimento de Sistema, pela Universidade Cruzeiro do Sul. Conhecimento teórico adquirido no primeiro semestre da graduação em Linguagem de Programação: HTML5, CSS, JavaScript, No segundo semestre na linguagem Java e básico em NodeJs, terceiro semestre na compreensão na estrutura de hardware e software e no meu último semestre na linguagem C# e Python. </text:p>
        <text:p text:style-name="P48">Possuo experiência <text:s/>profissional em atendimento comercial, apoio a manutenção elétrica veicular e em desenvolvimento web, atuando em empresas de <text:span text:style-name="T39">médio </text:span>porte, nos segmentos de varejo e transporte urbano e pequeno porte, no segmento de T.I. </text:p>
        <text:p text:style-name="P49">Foco na satisfação do cliente, entrega de resultados e melhoria contínua, comunicação, trabalho em equipe, organização, resiliência, construção de relacionamentos e capacidade analítica.</text:p>
        <text:p text:style-name="P38"/>
        <text:h text:style-name="Heading_20_1" text:outline-level="2"><text:span text:style-name="T1">Experiência</text:span><text:span text:style-name="T7"> </text:span><text:span text:style-name="T1">Profissional</text:span></text:h>
        <text:h text:style-name="P6" text:outline-level="3"><text:span text:style-name="T37">CAPITAL FINANCE </text:span><text:span text:style-name="T20"><text:s text:c="3"/></text:span><text:span text:style-name="T21">02/</text:span>20<text:span text:style-name="T35">23</text:span><text:span text:style-name="T15"> </text:span>–<text:span text:style-name="T16"> </text:span>ATUAL</text:h>
        <text:p text:style-name="P2"><text:span text:style-name="T23">ASSISTENTE EM DESENVOLVIMENTO DE SOFTWARE</text:span></text:p>
        <text:p text:style-name="P51">Responsável<text:span text:style-name="T19"> </text:span>pela<text:span text:style-name="T11"> </text:span>função<text:span text:style-name="T24"> </text:span><text:span text:style-name="T25">de </text:span><text:span text:style-name="T26">Assistente de Desenvolvimento de Software</text:span>,<text:span text:style-name="T37">em empresa de pequeno porte, no segmento de T.I </text:span><text:span text:style-name="T12"><text:s/></text:span>desenvolvendo<text:span text:style-name="T11"> </text:span>as<text:span text:style-name="T27"> </text:span>seguintes<text:span text:style-name="T11"> </text:span>atividades:</text:p>
        <text:p text:style-name="P40"/>
        <text:list xml:id="list1433435629" text:style-name="WWNum1">
          <text:list-item>
            <text:p text:style-name="P11"><text:span text:style-name="T30">Desenvolvimento Web Back-End com linguagens: Python com framework’s Flask e Django</text:span><text:span text:style-name="T28">.</text:span></text:p>
          </text:list-item>
          <text:list-item>
            <text:p text:style-name="P13"><text:span text:style-name="T30">Desenvolvimento Web Front-End com linguagem: JavaScript e marcadores de texto HTML5 e CSS com framework’s BootStrap e TailwindCSS</text:span><text:span text:style-name="T28">.</text:span></text:p>
          </text:list-item>
          <text:list-item>
            <text:p text:style-name="P15"><text:span text:style-name="T30">Desenvolvimento Mobile com linguagem: Dart e Flutter</text:span><text:span text:style-name="T28">.</text:span></text:p>
          </text:list-item>
          <text:list-item>
            <text:p text:style-name="P25"><text:span text:style-name="T30">Experiência com Git e GitHub</text:span><text:span text:style-name="T28">.</text:span></text:p>
          </text:list-item>
          <text:list-item>
            <text:p text:style-name="P26"><text:span text:style-name="T30">Automação de planilhas Excel com Python</text:span><text:span text:style-name="T29">.</text:span></text:p>
          </text:list-item>
          <text:list-item>
            <text:p text:style-name="P28"><text:span text:style-name="T30">Utilização de Banco de Dados Mysql e SQLite</text:span><text:span text:style-name="T28">.</text:span></text:p>
          </text:list-item>
          <text:list-item>
            <text:p text:style-name="P17"><text:span text:style-name="T30">Conhecimento básico em C#</text:span><text:span text:style-name="T28">.</text:span></text:p>
          </text:list-item>
          <text:list-item>
            <text:p text:style-name="P18"><text:span text:style-name="T31">Suporte às demais atividades.</text:span></text:p>
            <text:p text:style-name="P34"><text:span text:style-name="T31"/></text:p>
          </text:list-item>
        </text:list>
        <text:h text:style-name="P5" text:outline-level="3"><text:span text:style-name="T38">SPICY - GRUPO MCASSAB</text:span><text:span text:style-name="T20"> <text:s text:c="3"/></text:span><text:span text:style-name="T22">10/</text:span>20<text:span text:style-name="T38">20</text:span><text:span text:style-name="T15"> </text:span>–<text:span text:style-name="T38">02/2023</text:span><text:span text:style-name="T16"> </text:span></text:h>
        <text:p text:style-name="P3"><text:span text:style-name="T23">AUXILIAR DE LOJA</text:span></text:p>
        <text:p text:style-name="P50">Responsável<text:span text:style-name="T19"> </text:span>pela<text:span text:style-name="T11"> </text:span>função<text:span text:style-name="T24"> </text:span>de<text:span text:style-name="T16"> </text:span><text:span text:style-name="T18">Auxiliar de Loja <text:s/>em empresa de médio porte, no segmento de varejo</text:span>,<text:span text:style-name="T12"> </text:span>desenvolvendo<text:span text:style-name="T11"> </text:span>as<text:span text:style-name="T27"> </text:span>seguintes<text:span text:style-name="T11"> </text:span>atividades:</text:p>
        <text:p text:style-name="P39"/>
        <text:list xml:id="list192012972492151" text:continue-numbering="true" text:style-name="WWNum1">
          <text:list-item>
            <text:p text:style-name="P10"><text:span text:style-name="T31">Abertura e fechamento de loja</text:span><text:span text:style-name="T28">.</text:span></text:p>
          </text:list-item>
          <text:list-item>
            <text:p text:style-name="P12"><text:span text:style-name="T31">Organização e limpeza</text:span><text:span text:style-name="T28">.</text:span></text:p>
          </text:list-item>
          <text:list-item>
            <text:p text:style-name="P14"><text:span text:style-name="T31">Suporte na operação de caixa</text:span><text:span text:style-name="T28">.</text:span></text:p>
          </text:list-item>
          <text:list-item>
            <text:p text:style-name="P24"><text:span text:style-name="T31">Recebimento de valores e conferência</text:span><text:span text:style-name="T28">.</text:span></text:p>
          </text:list-item>
          <text:list-item>
            <text:p text:style-name="P27"><text:span text:style-name="T31">Atendimento ao público interno e externos</text:span><text:span text:style-name="T28">.</text:span></text:p>
          </text:list-item>
          <text:list-item>
            <text:p text:style-name="P16"><text:span text:style-name="T31">Recebimento de mercadorias</text:span><text:span text:style-name="T28">.</text:span></text:p>
          </text:list-item>
          <text:list-item>
            <text:p text:style-name="P22"><text:span text:style-name="T28">Entregas pela região.</text:span></text:p>
          </text:list-item>
          <text:list-item>
            <text:p text:style-name="P29"><text:span text:style-name="T31">Controle e organização de estoque</text:span><text:span text:style-name="T28">.</text:span></text:p>
          </text:list-item>
          <text:list-item>
            <text:p text:style-name="P21">Reposição de mercadorias</text:p>
          </text:list-item>
          <text:list-item>
            <text:p text:style-name="P21">Participação em inventários internos e externos em lojas do grupo</text:p>
          </text:list-item>
          <text:list-item>
            <text:p text:style-name="P21">Atendimento e controle de pedidos online</text:p>
          </text:list-item>
          <text:list-item>
            <text:p text:style-name="P21"><text:soft-page-break/>Suporte às demais atividades.</text:p>
            <text:p text:style-name="P19"/>
          </text:list-item>
        </text:list>
        <text:h text:style-name="P7" text:outline-level="3"><text:span text:style-name="T38">VIP METRÓPOLE PAULISTA 10</text:span>/<text:span text:style-name="T38">2019</text:span><text:span text:style-name="T15"> </text:span>–<text:span text:style-name="T16"> </text:span><text:span text:style-name="T18">10</text:span>/20<text:span text:style-name="T38">20</text:span></text:h>
        <text:p text:style-name="P3"><text:span text:style-name="T23">Aprendiz de Eletricista Veicular</text:span></text:p>
        <text:p text:style-name="P52">Responsável<text:span text:style-name="T19"> </text:span>pela<text:span text:style-name="T11"> </text:span>função<text:span text:style-name="T24"> </text:span>de<text:span text:style-name="T16"> </text:span><text:span text:style-name="T18">Aprendiz de Eletricista Veicular</text:span>,<text:span text:style-name="T38">em empresa de médio porte, no segmento transporte urbano</text:span><text:span text:style-name="T11"> </text:span>desenvolvendo<text:span text:style-name="T12"> </text:span>as<text:span text:style-name="T19"> </text:span>seguintes<text:span text:style-name="T11"> </text:span>atividades:</text:p>
        <text:p text:style-name="P41"/>
        <text:list xml:id="list192014130204871" text:continue-numbering="true" text:style-name="WWNum1">
          <text:list-item>
            <text:p text:style-name="P16"><text:span text:style-name="T31">Suporte operacional aos eletricistas</text:span><text:span text:style-name="T28">.</text:span></text:p>
          </text:list-item>
          <text:list-item>
            <text:p text:style-name="P30"><text:span text:style-name="T31">Manutenção elétrica preventiva e corretiva dos veículos.</text:span></text:p>
          </text:list-item>
          <text:list-item>
            <text:p text:style-name="P14"><text:span text:style-name="T31">Montagem e manutenção de painéis de controle</text:span><text:span text:style-name="T28">.</text:span></text:p>
          </text:list-item>
          <text:list-item>
            <text:p text:style-name="P20"><text:span text:style-name="T38">Manutenção em ar condicionado, motores e demais componentes elétricos</text:span>.</text:p>
          </text:list-item>
          <text:list-item>
            <text:p text:style-name="P23">Suporte à inspeção dos veiculos, afim de identificar defeitos elétricos.</text:p>
          </text:list-item>
          <text:list-item>
            <text:p text:style-name="P23">Suporte na montagem, desmontagem e reparo de peças.</text:p>
          </text:list-item>
          <text:list-item>
            <text:p text:style-name="P15"><text:span text:style-name="T35">Suporte às demais atividades..</text:span></text:p>
          </text:list-item>
        </text:list>
      </text:section>
      <text:p text:style-name="P42"/>
      <text:h text:style-name="Heading_20_1" text:outline-level="2"><text:span text:style-name="T1">Formação</text:span><text:span text:style-name="T8"> </text:span><text:span text:style-name="T1">Acadêmica</text:span></text:h>
      <text:h text:style-name="P8" text:outline-level="3">GRADUAÇÃO EM ANÁLISE E DESENVOLVIMENTO DE SISTEMAS</text:h>
      <text:p text:style-name="P52">UNIVERSIDADE<text:span text:style-name="T12"> </text:span><text:span text:style-name="T13">CRUZEIRO DO SUL</text:span> –<text:span text:style-name="T15"> </text:span>CONCLUSÃO<text:span text:style-name="T16"> </text:span>EM<text:span text:style-name="T11"> </text:span>2024.</text:p>
      <text:p text:style-name="P43"/>
      <text:h text:style-name="Heading_20_1" text:outline-level="2"><text:span text:style-name="T1">Cursos</text:span><text:span text:style-name="T6"> </text:span><text:span text:style-name="T1">e</text:span><text:span text:style-name="T3"> </text:span><text:span text:style-name="T1">Habilidades</text:span></text:h>
      <text:list xml:id="list3570564565" text:style-name="WWNum2">
        <text:list-item>
          <text:p text:style-name="P31"><text:span text:style-name="T28">Pacote</text:span><text:span text:style-name="T33"> </text:span><text:span text:style-name="T28">Office</text:span><text:span text:style-name="T34"> </text:span><text:span text:style-name="T28">Intermediário.</text:span></text:p>
        </text:list-item>
        <text:list-item>
          <text:p text:style-name="P32"><text:span text:style-name="T28">Inglês Intermediário</text:span></text:p>
        </text:list-item>
      </text:list>
      <text:p text:style-name="P44"/>
      <text:h text:style-name="P9" text:outline-level="2"><text:span text:style-name="T1">Informações</text:span><text:span text:style-name="T9"> </text:span><text:span text:style-name="T1">Adicionais</text:span></text:h>
      <text:list xml:id="list192014285992040" text:continue-numbering="true" text:style-name="WWNum2">
        <text:list-item>
          <text:p text:style-name="P33"><text:span text:style-name="T28">CNH</text:span><text:span text:style-name="T32"> </text:span><text:span text:style-name="T28">–</text:span><text:span text:style-name="T32"> </text:span><text:span text:style-name="T28">A/B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ambria" fo:font-family="Cambria" style:font-family-generic="roman" style:font-pitch="variable" fo:language="pt" fo:country="PT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503cm" fo:margin-right="0cm" fo:text-indent="0cm" style:auto-text-indent="false"/>
      <style:text-properties style:font-name="Cambria" fo:font-family="Cambria" style:font-family-generic="roman" style:font-pitch="variable" fo:font-size="11pt" fo:language="pt" fo:country="PT" style:font-name-asian="Cambria1" style:font-family-asian="Cambria" style:font-family-generic-asian="system" style:font-pitch-asian="variable" style:font-size-asian="11pt" style:language-asian="en" style:country-asian="US" style:font-name-complex="Cambria1" style:font-family-complex="Cambria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33cm" fo:margin-right="0cm" fo:text-indent="0cm" style:auto-text-indent="false"/>
      <style:text-properties style:font-name="Cambria" fo:font-family="Cambria" style:font-family-generic="roman" style:font-pitch="variable" fo:font-size="14pt" fo:language="pt" fo:country="PT" fo:font-weight="bold" style:font-name-asian="Cambria1" style:font-family-asian="Cambria" style:font-family-generic-asian="system" style:font-pitch-asian="variable" style:font-size-asian="14pt" style:language-asian="en" style:country-asian="US" style:font-weight-asian="bold" style:font-name-complex="Cambria1" style:font-family-complex="Cambria" style:font-family-generic-complex="system" style:font-pitch-complex="variable" style:font-size-complex="14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33cm" fo:margin-right="0cm" fo:text-indent="0cm" style:auto-text-indent="false"/>
      <style:text-properties style:font-name="Cambria" fo:font-family="Cambria" style:font-family-generic="roman" style:font-pitch="variable" fo:font-size="12pt" fo:language="pt" fo:country="PT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2.782cm" fo:margin-right="2.782cm" fo:margin-top="0.123cm" fo:margin-bottom="0cm" loext:contextual-spacing="false" fo:text-align="center" style:justify-single-word="false" fo:text-indent="0cm" style:auto-text-indent="false"/>
      <style:text-properties style:font-name="Cambria" fo:font-family="Cambria" style:font-family-generic="roman" style:font-pitch="variable" fo:font-size="28pt" fo:language="pt" fo:country="PT" style:font-name-asian="Cambria1" style:font-family-asian="Cambria" style:font-family-generic-asian="system" style:font-pitch-asian="variable" style:font-size-asian="28pt" style:language-asian="en" style:country-asian="US" style:font-name-complex="Cambria1" style:font-family-complex="Cambria" style:font-family-generic-complex="system" style:font-pitch-complex="variable" style:font-size-complex="28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503cm" fo:margin-right="0cm" fo:text-indent="-0.635cm" style:auto-text-indent="false"/>
      <style:text-properties style:font-name="Cambria" fo:font-family="Cambria" style:font-family-generic="roman" style:font-pitch="variable" fo:language="pt" fo:country="PT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pt" fo:country="PT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pt" fo:country="PT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language="pt" fo:country="PT" style:language-asian="en" style:country-asian="US" style:language-complex="ar" style:country-complex="SA"/>
    </style:style>
    <style:style style:name="ListLabel_20_3" style:display-name="ListLabel 3" style:family="text">
      <style:text-properties fo:language="pt" fo:country="PT" style:language-asian="en" style:country-asian="US" style:language-complex="ar" style:country-complex="SA"/>
    </style:style>
    <style:style style:name="ListLabel_20_4" style:display-name="ListLabel 4" style:family="text">
      <style:text-properties fo:language="pt" fo:country="PT" style:language-asian="en" style:country-asian="US" style:language-complex="ar" style:country-complex="SA"/>
    </style:style>
    <style:style style:name="ListLabel_20_5" style:display-name="ListLabel 5" style:family="text">
      <style:text-properties fo:language="pt" fo:country="PT" style:language-asian="en" style:country-asian="US" style:language-complex="ar" style:country-complex="SA"/>
    </style:style>
    <style:style style:name="ListLabel_20_6" style:display-name="ListLabel 6" style:family="text">
      <style:text-properties fo:language="pt" fo:country="PT" style:language-asian="en" style:country-asian="US" style:language-complex="ar" style:country-complex="SA"/>
    </style:style>
    <style:style style:name="ListLabel_20_7" style:display-name="ListLabel 7" style:family="text">
      <style:text-properties fo:language="pt" fo:country="PT" style:language-asian="en" style:country-asian="US" style:language-complex="ar" style:country-complex="SA"/>
    </style:style>
    <style:style style:name="ListLabel_20_8" style:display-name="ListLabel 8" style:family="text">
      <style:text-properties fo:language="pt" fo:country="PT" style:language-asian="en" style:country-asian="US" style:language-complex="ar" style:country-complex="SA"/>
    </style:style>
    <style:style style:name="ListLabel_20_9" style:display-name="ListLabel 9" style:family="text">
      <style:text-properties fo:language="pt" fo:country="PT" style:language-asian="en" style:country-asian="US" style:language-complex="ar" style:country-complex="SA"/>
    </style:style>
    <style:style style:name="ListLabel_20_10" style:display-name="ListLabel 10" style:family="text">
      <style:text-properties fo:font-size="11pt" fo:language="pt" fo:country="PT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11" style:display-name="ListLabel 11" style:family="text">
      <style:text-properties fo:language="pt" fo:country="PT" style:language-asian="en" style:country-asian="US" style:language-complex="ar" style:country-complex="SA"/>
    </style:style>
    <style:style style:name="ListLabel_20_12" style:display-name="ListLabel 12" style:family="text">
      <style:text-properties fo:language="pt" fo:country="PT" style:language-asian="en" style:country-asian="US" style:language-complex="ar" style:country-complex="SA"/>
    </style:style>
    <style:style style:name="ListLabel_20_13" style:display-name="ListLabel 13" style:family="text">
      <style:text-properties fo:language="pt" fo:country="PT" style:language-asian="en" style:country-asian="US" style:language-complex="ar" style:country-complex="SA"/>
    </style:style>
    <style:style style:name="ListLabel_20_14" style:display-name="ListLabel 14" style:family="text">
      <style:text-properties fo:language="pt" fo:country="PT" style:language-asian="en" style:country-asian="US" style:language-complex="ar" style:country-complex="SA"/>
    </style:style>
    <style:style style:name="ListLabel_20_15" style:display-name="ListLabel 15" style:family="text">
      <style:text-properties fo:language="pt" fo:country="PT" style:language-asian="en" style:country-asian="US" style:language-complex="ar" style:country-complex="SA"/>
    </style:style>
    <style:style style:name="ListLabel_20_16" style:display-name="ListLabel 16" style:family="text">
      <style:text-properties fo:language="pt" fo:country="PT" style:language-asian="en" style:country-asian="US" style:language-complex="ar" style:country-complex="SA"/>
    </style:style>
    <style:style style:name="ListLabel_20_17" style:display-name="ListLabel 17" style:family="text">
      <style:text-properties fo:language="pt" fo:country="PT" style:language-asian="en" style:country-asian="US" style:language-complex="ar" style:country-complex="SA"/>
    </style:style>
    <style:style style:name="ListLabel_20_18" style:display-name="ListLabel 18" style:family="text">
      <style:text-properties fo:language="pt" fo:country="PT" style:language-asian="en" style:country-asian="US" style:language-complex="ar" style:country-complex="SA"/>
    </style:style>
    <style:style style:name="ListLabel_20_19" style:display-name="ListLabel 1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0" style:display-name="ListLabel 20" style:family="text">
      <style:text-properties fo:color="#5389b7" fo:letter-spacing="-0.002cm" style:text-underline-style="solid" style:text-underline-width="auto" style:text-underline-color="#5389b7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383cm" fo:margin-left="0.614cm"/>
        </style:list-level-properties>
        <style:text-properties style:font-name="Symbol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83cm" fo:margin-left="2.279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0.383cm" fo:margin-left="3.96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0.383cm" fo:margin-left="5.639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0.383cm" fo:margin-left="7.32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0.383cm" fo:margin-left="9.001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0.383cm" fo:margin-left="10.68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0.383cm" fo:margin-left="12.361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0.383cm" fo:margin-left="14.04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1.503cm"/>
        </style:list-level-properties>
        <style:text-properties style:font-name="Symbol"/>
      </text:list-level-style-bullet>
      <text:list-level-style-bullet text:level="2" text:style-name="ListLabel_20_11" style:num-suffix="•" text:bullet-char="•">
        <style:list-level-properties text:list-level-position-and-space-mode="label-alignment">
          <style:list-level-label-alignment text:label-followed-by="listtab" fo:text-indent="-0.635cm" fo:margin-left="3.104cm"/>
        </style:list-level-properties>
      </text:list-level-style-bullet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635cm" fo:margin-left="4.694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635cm" fo:margin-left="6.281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635cm" fo:margin-left="9.46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635cm" fo:margin-left="11.047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635cm" fo:margin-left="12.637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635cm" fo:margin-left="14.2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23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623cm" fo:margin-bottom="0.494cm" fo:margin-left="1.799cm" fo:margin-right="1.799cm" style:writing-mode="lr-tb" style:layout-grid-color="#c0c0c0" style:layout-grid-lines="2758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30T21:20:24</meta:creation-date>
    <dc:date>2024-06-30T19:20:12.173000000</dc:date>
    <meta:editing-duration>PT5M56S</meta:editing-duration>
    <meta:generator>Neat_Office/6.2.8.2$Windows_x86 LibreOffice_project/</meta:generator>
    <meta:editing-cycles>2</meta:editing-cycles>
    <meta:document-statistic meta:table-count="0" meta:image-count="0" meta:object-count="0" meta:page-count="2" meta:paragraph-count="57" meta:word-count="457" meta:character-count="3151" meta:non-whitespace-character-count="2764"/>
    <meta:user-defined meta:name="AppVersion">12.0000</meta:user-defined>
    <meta:user-defined meta:name="Created" meta:value-type="date">2024-06-30T00:00:00</meta:user-defined>
    <meta:user-defined meta:name="Creator">Samsung Electronics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4-06-30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